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3.9937in"/>
    </style:style>
    <style:style style:name="co3" style:family="table-column">
      <style:table-column-properties fo:break-before="auto" style:column-width="4.7492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oft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SoftStart/SoftStart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0/16/2020 9:46:26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X2 capacitor</text:p>
          </table:table-cell>
          <table:table-cell office:value-type="string" calcext:value-type="string">
            <text:p>Capacitors_THT:C_Rect_L11.5mm_W4.5mm_P10.00mm_M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 uF X2 capacitor</text:p>
          </table:table-cell>
          <table:table-cell office:value-type="string" calcext:value-type="string">
            <text:p>Capacitors_THT:C_Rect_L24.0mm_W10.1mm_P22.50mm_M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0 uF, 50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49, 24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42, 12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42, 12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i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0R, 5 W sandblock resistor</text:p>
          </table:table-cell>
          <table:table-cell office:value-type="string" calcext:value-type="string">
            <text:p>Resistors_THT:R_Axial_Power_L20.0mm_W6.4mm_P22.4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2,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50R, 5 W sandblock resistor</text:p>
          </table:table-cell>
          <table:table-cell office:value-type="string" calcext:value-type="string">
            <text:p>Resistors_THT:R_Axial_Power_L20.0mm_W6.4mm_P22.4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50R, 5 W sandblock resistor</text:p>
          </table:table-cell>
          <table:table-cell office:value-type="string" calcext:value-type="string">
            <text:p>Resistors_THT:R_Axial_Power_L20.0mm_W6.4mm_P22.4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50R, 5 W sandblock resistor</text:p>
          </table:table-cell>
          <table:table-cell office:value-type="string" calcext:value-type="string">
            <text:p>Resistors_THT:R_Axial_Power_L20.0mm_W6.4mm_P22.4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50R, 5 W sandblock resistor</text:p>
          </table:table-cell>
          <table:table-cell office:value-type="string" calcext:value-type="string">
            <text:p>Resistors_THT:R_Axial_Power_L20.0mm_W6.4mm_P22.4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, ¼ watt resistor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Omron G2RL-1-DC24 or equivalent, 24 volt coil, 12 A capacity</text:p>
          </table:table-cell>
          <table:table-cell office:value-type="string" calcext:value-type="string">
            <text:p>SoftStart:SMIH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Omron G2RL-1-DC12 or equivalent, 12 volt coil, 12 A capacity</text:p>
          </table:table-cell>
          <table:table-cell office:value-type="string" calcext:value-type="string">
            <text:p>SoftStart:SMIHRela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21:52:13.945000000</dc:date>
    <meta:editing-duration>PT5M18S</meta:editing-duration>
    <meta:editing-cycles>1</meta:editing-cycles>
    <meta:document-statistic meta:table-count="1" meta:cell-count="77" meta:object-count="0"/>
    <meta:generator>LibreOffice/6.4.2.2$Windows_X86_64 LibreOffice_project/4e471d8c02c9c90f512f7f9ead8875b57fcb1ec3</meta:generator>
  </office:meta>
</office:document-meta>
</file>